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nlo" svg:font-family="Menlo, Monaco, Consolas, 'Courier New', monospace"/>
    <style:font-face style:name="Open Sans" svg:font-family="'Open Sans', 'Helvetica Neue', Helvetica, Arial,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line-height="128%" fo:orphans="2" fo:widows="2" fo:text-indent="0cm" style:auto-text-indent="false"/>
      <style:text-properties fo:font-variant="normal" fo:text-transform="none" fo:color="#29303b" style:font-name="Open Sans" fo:font-size="27pt" fo:letter-spacing="normal" fo:font-style="normal" fo:font-weight="normal"/>
    </style:style>
    <style:style style:name="P2" style:family="paragraph" style:parent-style-name="Standard">
      <style:paragraph-properties fo:margin-left="0cm" fo:margin-right="0cm" fo:margin-top="0cm" fo:margin-bottom="0.397cm" loext:contextual-spacing="false" fo:orphans="2" fo:widows="2" fo:text-indent="0cm" style:auto-text-indent="false"/>
      <style:text-properties fo:font-variant="normal" fo:text-transform="none" fo:color="#29303b" style:font-name="Open Sans" fo:font-size="18pt" fo:letter-spacing="normal" fo:font-style="normal" fo:font-weight="normal"/>
    </style:style>
    <style:style style:name="P3"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29303b" style:font-name="Open Sans" fo:font-size="13.5pt" fo:letter-spacing="normal" fo:font-style="normal" fo:font-weight="normal" loext:padding="0cm" loext:border="none"/>
    </style:style>
    <style:style style:name="P4" style:family="paragraph" style:parent-style-name="Text_20_body">
      <style:paragraph-properties fo:margin-left="0cm" fo:margin-right="0cm" fo:margin-top="0cm" fo:margin-bottom="0.529cm" loext:contextual-spacing="false" fo:orphans="2" fo:widows="2" fo:text-indent="0cm" style:auto-text-indent="false"/>
    </style:style>
    <style:style style:name="P5" style:family="paragraph" style:parent-style-name="Heading_20_4">
      <style:paragraph-properties fo:margin-top="0.265cm" fo:margin-bottom="0.265cm" loext:contextual-spacing="false" fo:line-height="110%" fo:orphans="2" fo:widows="2"/>
      <style:text-properties fo:font-variant="normal" fo:text-transform="none" fo:color="#29303b" style:font-name="inherit" fo:font-size="18pt" fo:letter-spacing="normal" fo:font-style="normal" fo:font-weight="normal" loext:padding="0cm" loext:border="none"/>
    </style:style>
    <style:style style:name="T1" style:family="text">
      <style:text-properties fo:font-variant="normal" fo:text-transform="none" fo:color="#29303b" style:font-name="Open Sans" fo:font-size="13.5pt" fo:letter-spacing="normal" fo:font-style="normal" fo:font-weight="bold" loext:padding="0cm" loext:border="none"/>
    </style:style>
    <style:style style:name="T2" style:family="text">
      <style:text-properties fo:font-variant="normal" fo:text-transform="none" fo:color="#29303b" style:font-name="Open Sans" fo:font-size="13.5pt" fo:letter-spacing="normal" fo:font-style="normal" fo:font-weight="normal" loext:padding="0cm" loext:border="none"/>
    </style:style>
    <style:style style:name="T3" style:family="text">
      <style:text-properties fo:font-variant="normal" fo:text-transform="none" fo:color="#ec5252" style:font-name="Menlo" fo:font-size="12pt" fo:letter-spacing="normal" fo:font-style="normal" fo:font-weight="normal" fo:background-color="#f2f3f5" loext:char-shading-value="0" loext:padding-left="0.106cm" loext:padding-right="0.106cm" loext:padding-top="0.053cm" loext:padding-bottom="0.053cm" loext:border="0.06pt solid #dedfe0"/>
    </style:style>
    <style:style style:name="T4" style:family="text">
      <style:text-properties fo:font-variant="normal" fo:text-transform="none" fo:color="#007791" style:text-line-through-style="none" style:text-line-through-type="none" style:font-name="Open Sans" fo:font-size="13.5pt" fo:letter-spacing="normal" fo:font-style="normal" style:text-underline-style="none" fo:font-weight="normal" style:text-blinking="false" fo:background-color="transparent" loext:char-shading-value="0"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ig FAQ</text:p>
      <text:p text:style-name="P2">Section 1, Lecture 8</text:p>
      <text:p text:style-name="P3">This course has over 5,000 a month taking it! That's amazing to me. It also means we get lots of the same questions. Some are just things I didn't explain clearly. Some are minor issues people hit along the way. Here's the most common Q&amp;A in order of frequency.</text:p>
      <text:p text:style-name="P4"><text:span text:style-name="Strong_20_Emphasis"><text:span text:style-name="T1">NOTE: Don't read all these now, but remember to come back when you hit a issue, This list is the FASTEST way to solve your issues for common course troubles.</text:span></text:span></text:p>
      <text:h text:style-name="P5" text:outline-level="4">I'm using Docker Toolbox, and http://localhost isn't working. What's wrong?</text:h>
      <text:p text:style-name="P3">Docker Toolbox uses a default IP of http://192.168.99.100 and doesn't support the localhost feature of Docker for Windows/Mac.</text:p>
      <text:h text:style-name="P5" text:outline-level="4">$(pwd) in Windows Is getting an error for bind-mounts: C:\Program Files\Docker Toolbox\docker.exe: invalid reference format.</text:h>
      <text:p text:style-name="P3">PowerShell has a few minor differences in command format. This is a PowerShell thing, not a docker thing. When using the shell path shortcut "pwd":</text:p>
      <text:p text:style-name="P4"><text:span text:style-name="T2">For PowerShell use: </text:span><text:span text:style-name="Source_20_Text"><text:span text:style-name="T3">${pwd}</text:span></text:span><text:span text:style-name="T2"> </text:span></text:p>
      <text:p text:style-name="P4"><text:span text:style-name="T2">For cmd.exe, bash, and Quickstart Terminal use: </text:span><text:span text:style-name="Source_20_Text"><text:span text:style-name="T3">$(pwd)</text:span></text:span><text:span text:style-name="T2"> </text:span></text:p>
      <text:h text:style-name="P5" text:outline-level="4">PowerShell Tab Completion Isn't Working Or I Can't Find the Page in Docs</text:h>
      <text:p text:style-name="P4"><text:span text:style-name="T2">The posh-docker repo is no longer being maintained, but a new better one now exists at </text:span><text:a xlink:type="simple" xlink:href="https://github.com/matt9ucci/DockerCompletion" office:target-frame-name="_blank" xlink:show="new" text:style-name="Internet_20_link" text:visited-style-name="Visited_20_Internet_20_Link"><text:span text:style-name="T4">https://github.com/matt9ucci/DockerCompletion</text:span></text:a><text:span text:style-name="T2"> so give that a shot. Then please thank the author if it works for you so they keep it updated. Yay open source!</text:span></text:p>
      <text:h text:style-name="P5" text:outline-level="4"><text:soft-page-break/>I'm using Docker Toolbox and bind-mounts aren't working (sharing files between Windows and docker with -v  )</text:h>
      <text:p text:style-name="P4"><text:span text:style-name="T2">Docker Toolbox requires your files be in your profile under </text:span><text:span text:style-name="Source_20_Text"><text:span text:style-name="T3">c:\users\&lt;username&gt;\</text:span></text:span><text:span text:style-name="T2">   before file sharing will work in Toolbox.</text:span></text:p>
      <text:h text:style-name="P5" text:outline-level="4">Bind for 0.0.0.0:80 failed: port is already allocated. -OR- port already in use -OR- permission denied.</text:h>
      <text:p text:style-name="P4"><text:span text:style-name="T2">This will happen if you are attempting to start a new container with a port that is already in-use on your machine. Remember in TCP/UDP, only one application/service can use a single IP+PORT at a time. This doesn’t change with containers when you use </text:span><text:span text:style-name="Source_20_Text"><text:span text:style-name="T3">-p</text:span></text:span><text:span text:style-name="T2">  to bind to the host IP+PORT.</text:span></text:p>
      <text:p text:style-name="P3">First run docker container ls  to check if there are any containers using this port - if there are not; you likely have a non-Docker related application running on your machine that is using this port. Maybe IIS, maybe Apache, etc.</text:p>
      <text:p text:style-name="P4"><text:span text:style-name="T2">If you are on a Mac, you can check what is using port 80 with the command: </text:span><text:span text:style-name="Source_20_Text"><text:span text:style-name="T3">lsof -i :80 </text:span></text:span><text:span text:style-name="T2"> </text:span></text:p>
      <text:p text:style-name="P4"><text:span text:style-name="T2">If you are on Windows, you can check what is using port 80 with: </text:span><text:span text:style-name="Source_20_Text"><text:span text:style-name="T3">netstat</text:span></text:span><text:span text:style-name="T2">  </text:span></text:p>
      <text:p text:style-name="P4"><text:span text:style-name="T2">Of course - if you don’t have a reason to specifically use the port that is throwing this error, simply run your container on another port. Remember, the syntax is </text:span><text:span text:style-name="Source_20_Text"><text:span text:style-name="T3">&lt;host port&gt;:&lt;container port&gt;</text:span></text:span><text:span text:style-name="T2">  , so binding to port 8888 on your host machine with a container that uses port 80, would look like: </text:span><text:span text:style-name="Source_20_Text"><text:span text:style-name="T3">docker container run -p 8888:80 your_image</text:span></text:span><text:span text:style-name="T2">  </text:span></text:p>
      <text:h text:style-name="P5" text:outline-level="4">How do I cleanup space (images etc.)?</text:h>
      <text:p text:style-name="P4"><text:span text:style-name="T2">Run prune commands </text:span><text:a xlink:type="simple" xlink:href="https://www.udemy.com/docker-mastery/learn/v4/t/lecture/7407918?start=0" office:target-frame-name="_blank" xlink:show="new" text:style-name="Internet_20_link" text:visited-style-name="Visited_20_Internet_20_Link"><text:span text:style-name="T4">https://www.udemy.com/docker-mastery/learn/v4/t/lecture/7407918?start=0</text:span></text:a></text:p>
      <text:h text:style-name="P5" text:outline-level="4"><text:soft-page-break/>Bind Mount Won't Show Up In Container</text:h>
      <text:p text:style-name="P3">This is usually a Docker for Windows issue, where you need to go into Docker Settings GUI (lower right icon) and uncheck the drive where your code is, then save, and then re-check that drive to re-apply the SMB file sharing permissions between the Linux VM and the Windows OS.</text:p>
      <text:h text:style-name="P5" text:outline-level="4">starting container process caused "exec: \"ping\": executable file not found in $PATH": unknown</text:h>
      <text:p text:style-name="P3">That error is telling you that ping is not available in the image you’re trying to run it from. Official images have changed over time and the official nginx default image (nginx:latest) no longer has ping in it by default.  Image nginx:alpine should still have ping installed (a few of my videos show utilities like ping that are no longer in those images).</text:p>
      <text:p text:style-name="P4"><text:span text:style-name="T2">If it's a debian-based image (the default nginx) then you can also use </text:span><text:span text:style-name="Source_20_Text"><text:span text:style-name="T3">apt-get update &amp;&amp; apt-get install -y iputils-ping</text:span></text:span><text:span text:style-name="T2">   inside the container to install it.</text:span></text:p>
      <text:p text:style-name="P4"><text:span text:style-name="T2">Lastly, I keep a “bunch of troubleshooting and handy admin utilities” in an image here that you can run ping from: </text:span><text:span text:style-name="Source_20_Text"><text:span text:style-name="T3">bretfisher/netshoot</text:span></text:span><text:span text:style-name="T2">  </text:span></text:p>
      <text:p text:style-name="P4"><text:a xlink:type="simple" xlink:href="https://www.udemy.com/docker-mastery/learn/v4/questions/3751216" office:target-frame-name="_blank" xlink:show="new" text:style-name="Internet_20_link" text:visited-style-name="Visited_20_Internet_20_Link"><text:span text:style-name="T4">https://www.udemy.com/docker-mastery/learn/v4/questions/3751216</text:span></text:a></text:p>
      <text:h text:style-name="P5" text:outline-level="4">How to run two container websites on a single port in Docker or Swarm services</text:h>
      <text:p text:style-name="P3">This is a bit more advanced, but common for production Swarms. You'll need a "reverse proxy"</text:p>
      <text:p text:style-name="P4"><text:a xlink:type="simple" xlink:href="https://www.udemy.com/docker-mastery/learn/v4/questions/3931678" office:target-frame-name="_blank" xlink:show="new" text:style-name="Internet_20_link" text:visited-style-name="Visited_20_Internet_20_Link"><text:span text:style-name="T4">https://www.udemy.com/docker-mastery/learn/v4/questions/3931678</text:span></text:a></text:p>
      <text:h text:style-name="P5" text:outline-level="4">Error response from daemon: pull access denied.</text:h>
      <text:p text:style-name="P3">Double and triple-check the spelling of the image you are pulling; if you are attempting to pull a publicly hosted image - this error will not occur, but if there is a typo and Docker can’t find the image - it will expect that it is a private image and ask you to login.</text:p>
      <text:p text:style-name="P4"><text:soft-page-break/><text:span text:style-name="T2">Also, there are times when the config.json file gets messed up, so try docker logout &amp;&amp; docker login. If all that still causes the same issue, try removing </text:span><text:span text:style-name="Source_20_Text"><text:span text:style-name="T3">~/.docker/config.json</text:span></text:span><text:span text:style-name="T2">  and then pull again.</text:span></text:p>
      <text:h text:style-name="P5" text:outline-level="4">Kubernetes vs. Swarm.</text:h>
      <text:p text:style-name="P4"><text:a xlink:type="simple" xlink:href="https://www.udemy.com/docker-mastery/learn/v4/questions/3446126" office:target-frame-name="_blank" xlink:show="new" text:style-name="Internet_20_link" text:visited-style-name="Visited_20_Internet_20_Link"><text:span text:style-name="T4">https://www.udemy.com/docker-mastery/learn/v4/questions/3446126</text:span></text:a></text:p>
      <text:h text:style-name="P5" text:outline-level="4">Does this help with Docker Certified Associate?</text:h>
      <text:p text:style-name="P4"><text:span text:style-name="T2">Yes, but it’s not a study guide. Here’s the Lecture with info: </text:span><text:a xlink:type="simple" xlink:href="https://www.udemy.com/docker-mastery/learn/v4/t/lecture/9485678?start=0" office:target-frame-name="_blank" xlink:show="new" text:style-name="Internet_20_link" text:visited-style-name="Visited_20_Internet_20_Link"><text:span text:style-name="T4">https://www.udemy.com/docker-mastery/learn/v4/t/lecture/9485678?start=0</text:span></text:a></text:p>
      <text:h text:style-name="P5" text:outline-level="4">Ubuntu Container vs. Ubuntu OS, What's the Difference?</text:h>
      <text:p text:style-name="P4"><text:a xlink:type="simple" xlink:href="https://www.udemy.com/docker-mastery/learn/v4/questions/5390204" office:target-frame-name="_blank" xlink:show="new" text:style-name="Internet_20_link" text:visited-style-name="Visited_20_Internet_20_Link"><text:span text:style-name="T4">https://www.udemy.com/docker-mastery/learn/v4/questions/5390204</text:span></text:a></text:p>
      <text:h text:style-name="P5" text:outline-level="4">How to use volumes in Swarm for databases.</text:h>
      <text:p text:style-name="P4"><text:a xlink:type="simple" xlink:href="https://www.udemy.com/docker-mastery/learn/v4/questions/2675184" office:target-frame-name="_blank" xlink:show="new" text:style-name="Internet_20_link" text:visited-style-name="Visited_20_Internet_20_Link"><text:span text:style-name="T4">https://www.udemy.com/docker-mastery/learn/v4/questions/2675184</text:span></text:a></text:p>
      <text:h text:style-name="P5" text:outline-level="4">How do we do backups in docker?</text:h>
      <text:p text:style-name="P4"><text:a xlink:type="simple" xlink:href="https://www.udemy.com/docker-mastery/learn/v4/questions/2756448" office:target-frame-name="_blank" xlink:show="new" text:style-name="Internet_20_link" text:visited-style-name="Visited_20_Internet_20_Link"><text:span text:style-name="T4">https://www.udemy.com/docker-mastery/learn/v4/questions/2756448</text:span></text:a></text:p>
      <text:h text:style-name="P5" text:outline-level="4">Getting a shell in VM’s that run Docker</text:h>
      <text:p text:style-name="P4"><text:span text:style-name="T2">Workaround: </text:span><text:a xlink:type="simple" xlink:href="https://www.udemy.com/docker-mastery/learn/v4/questions/3860412" office:target-frame-name="_blank" xlink:show="new" text:style-name="Internet_20_link" text:visited-style-name="Visited_20_Internet_20_Link"><text:span text:style-name="T4">https://www.udemy.com/docker-mastery/learn/v4/questions/3860412</text:span></text:a></text:p>
      <text:p text:style-name="P4"><text:span text:style-name="Source_20_Text"><text:span text:style-name="T3">docker run -it --rm --privileged --pid=host justincormack/nsenter1 </text:span></text:span><text:span text:style-name="T2"> </text:span></text:p>
      <text:p text:style-name="P4"><text:span text:style-name="T2">macOS </text:span><text:a xlink:type="simple" xlink:href="https://www.bretfisher.com/docker-for-mac-commands-for-getting-into-local-docker-vm/" office:target-frame-name="_blank" xlink:show="new" text:style-name="Internet_20_link" text:visited-style-name="Visited_20_Internet_20_Link"><text:span text:style-name="T4">https://www.bretfisher.com/docker-for-mac-commands-for-getting-into-local-docker-vm/</text:span></text:a></text:p>
      <text:p text:style-name="P4"><text:span text:style-name="T2">Docker for Windows </text:span><text:a xlink:type="simple" xlink:href="https://www.bretfisher.com/getting-a-shell-in-the-docker-for-windows-vm/" office:target-frame-name="_blank" xlink:show="new" text:style-name="Internet_20_link" text:visited-style-name="Visited_20_Internet_20_Link"><text:span text:style-name="T4">https://www.bretfisher.com/getting-a-shell-in-the-docker-for-windows-vm/</text:span></text:a></text:p>
      <text:p text:style-name="P4"><text:span text:style-name="T2">Docker Toolbox </text:span><text:span text:style-name="Source_20_Text"><text:span text:style-name="T3">docker-machine ssh default</text:span></text:span><text:span text:style-name="T2">  </text:span></text:p>
      <text:h text:style-name="P5" text:outline-level="4"><text:soft-page-break/>Windows firewalls preventing networking or bind mounts in containers</text:h>
      <text:p text:style-name="P4"><text:a xlink:type="simple" xlink:href="https://www.udemy.com/docker-mastery/learn/v4/questions/3258290" office:target-frame-name="_blank" xlink:show="new" text:style-name="Internet_20_link" text:visited-style-name="Visited_20_Internet_20_Link"><text:span text:style-name="T4">https://www.udemy.com/docker-mastery/learn/v4/questions/3258290</text:span></text:a></text:p>
      <text:h text:style-name="P5" text:outline-level="4">Anti-Virus Blocking file sharing in Windows</text:h>
      <text:p text:style-name="P4"><text:a xlink:type="simple" xlink:href="https://www.udemy.com/docker-mastery/learn/v4/questions/3442460" office:target-frame-name="_blank" xlink:show="new" text:style-name="Internet_20_link" text:visited-style-name="Visited_20_Internet_20_Link"><text:span text:style-name="T4">https://www.udemy.com/docker-mastery/learn/v4/questions/3442460</text:span></text:a></text:p>
      <text:h text:style-name="P5" text:outline-level="4">Are containers more secure than VM’s?</text:h>
      <text:p text:style-name="P4"><text:a xlink:type="simple" xlink:href="https://www.udemy.com/docker-mastery/learn/v4/questions/4020880" office:target-frame-name="_blank" xlink:show="new" text:style-name="Internet_20_link" text:visited-style-name="Visited_20_Internet_20_Link"><text:span text:style-name="T4">https://www.udemy.com/docker-mastery/learn/v4/questions/4020880</text:span></text:a></text:p>
      <text:h text:style-name="P5" text:outline-level="4">I have a network proxy and images won’t build</text:h>
      <text:p text:style-name="P4"><text:a xlink:type="simple" xlink:href="https://stackoverflow.com/questions/23111631/cannot-download-docker-images-behind-a-proxy/" office:target-frame-name="_blank" xlink:show="new" text:style-name="Internet_20_link" text:visited-style-name="Visited_20_Internet_20_Link"><text:span text:style-name="T4">https://stackoverflow.com/questions/23111631/cannot-download-docker-images-behind-a-proxy/</text:span></text:a></text:p>
      <text:h text:style-name="P5" text:outline-level="4">Public vs. Private IP for Swarm advertise-addr and data-path-addr</text:h>
      <text:p text:style-name="P4"><text:a xlink:type="simple" xlink:href="https://www.udemy.com/docker-mastery/learn/v4/questions/3710518" office:target-frame-name="_blank" xlink:show="new" text:style-name="Internet_20_link" text:visited-style-name="Visited_20_Internet_20_Link"><text:span text:style-name="T4">https://www.udemy.com/docker-mastery/learn/v4/questions/3710518</text:span></text:a></text:p>
      <text:h text:style-name="P5" text:outline-level="4">Custom Docker Networks, macvlan and IP setting hardcoding</text:h>
      <text:p text:style-name="P4"><text:a xlink:type="simple" xlink:href="https://www.udemy.com/docker-mastery/learn/v4/questions/3706540" office:target-frame-name="_blank" xlink:show="new" text:style-name="Internet_20_link" text:visited-style-name="Visited_20_Internet_20_Link"><text:span text:style-name="T4">https://www.udemy.com/docker-mastery/learn/v4/questions/3706540</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nlo" svg:font-family="Menlo, Monaco, Consolas, 'Courier New', monospace"/>
    <style:font-face style:name="Open Sans" svg:font-family="'Open Sans', 'Helvetica Neue', Helvetica, Arial,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3:03:32.991224588</meta:creation-date>
    <dc:date>2018-11-16T13:04:02.991377732</dc:date>
    <meta:editing-duration>PT30S</meta:editing-duration>
    <meta:editing-cycles>1</meta:editing-cycles>
    <meta:document-statistic meta:table-count="0" meta:image-count="0" meta:object-count="0" meta:page-count="5" meta:paragraph-count="63" meta:word-count="909" meta:character-count="6374" meta:non-whitespace-character-count="5507"/>
    <meta:generator>LibreOffice/6.0.6.2$Linux_X86_64 LibreOffice_project/00m0$Build-2</meta:generator>
  </office:meta>
</office:document-meta>
</file>